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style:text-underline-style="solid" style:text-underline-width="auto" style:text-underline-color="font-color"/>
    </style:style>
    <style:style style:name="P2" style:family="paragraph" style:parent-style-name="Standard">
      <style:text-properties style:font-name="Trebuchet MS" style:text-underline-style="none"/>
    </style:style>
    <style:style style:name="P3" style:family="paragraph" style:parent-style-name="Standard">
      <style:text-properties style:font-name="Trebuchet MS" style:text-underline-style="none"/>
    </style:style>
    <style:style style:name="P4" style:family="paragraph" style:parent-style-name="Standard">
      <style:text-properties style:font-name="Trebuchet MS" style:text-underline-style="solid" style:text-underline-width="auto" style:text-underline-color="font-color"/>
    </style:style>
    <style:style style:name="P5" style:family="paragraph" style:parent-style-name="Standard" style:list-style-name="L1">
      <style:text-properties style:font-name="Trebuchet MS" style:text-underline-style="solid" style:text-underline-width="auto" style:text-underline-color="font-color"/>
    </style:style>
    <style:style style:name="P6" style:family="paragraph" style:parent-style-name="Standard" style:list-style-name="L2">
      <style:text-properties style:font-name="Trebuchet MS" style:text-underline-style="solid" style:text-underline-width="auto" style:text-underline-color="font-color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 :</text:p>
      <text:p text:style-name="P2"/>
      <text:p text:style-name="P2">1/</text:p>
      <text:p text:style-name="P2"><text:tab/> <text:tab/>→ Travailleur<text:tab/>→ Enseignant </text:p>
      <text:p text:style-name="P2">Personne<text:tab/><text:tab/></text:p>
      <text:p text:style-name="P2"><text:tab/><text:tab/>→ Étudiant<text:tab/>→ EtudiantTravailleur</text:p>
      <text:p text:style-name="P2"><text:tab/><text:tab/><text:tab/><text:tab/>→ EtudiantSportif</text:p>
      <text:p text:style-name="P2"/>
      <text:p text:style-name="P2">2/ </text:p>
      <text:p text:style-name="P2">salaire : Travailleur / EtudiantTravailleur</text:p>
      <text:p text:style-name="P2">anneeDEtude : Etudiant </text:p>
      <text:p text:style-name="P2">nom : Personne</text:p>
      <text:p text:style-name="P2">age : Personne</text:p>
      <text:p text:style-name="P2">sportPratique : EtudiantSportif</text:p>
      <text:p text:style-name="P2"/>
      <text:p text:style-name="P2">3/</text:p>
      <text:p text:style-name="P2">txt</text:p>
      <text:p text:style-name="P2"/>
      <text:p text:style-name="P1">Exercice 2 :</text:p>
      <text:p text:style-name="P2"/>
      <text:p text:style-name="P2">1/</text:p>
      <text:p text:style-name="P2">Une classe final ne peut être étendue</text:p>
      <text:p text:style-name="P2"/>
      <text:p text:style-name="P2">2/</text:p>
      <text:p text:style-name="P2">La classe String est finale donc non extensible</text:p>
      <text:p text:style-name="P2"/>
      <text:p text:style-name="P1">Exercice 3 :</text:p>
      <text:p text:style-name="P2"/>
      <text:p text:style-name="P2">1/</text:p>
      <text:p text:style-name="P2">Faux car on doit appeler this() en premier</text:p>
      <text:p text:style-name="P2">2/</text:p>
      <text:p text:style-name="P2">Correct ! </text:p>
      <text:p text:style-name="P2">3/</text:p>
      <text:p text:style-name="P2">Correct !</text:p>
      <text:p text:style-name="P2">4/</text:p>
      <text:p text:style-name="P2">Faux car on <text:s/>a accès aux attributs privés grâce au super()</text:p>
      <text:p text:style-name="P2">5/</text:p>
      <text:p text:style-name="P2">Faux car dans la classe A il y a un constructeur par défaut et là on redéfinit le constructeur </text:p>
      <text:p text:style-name="P2">6/</text:p>
      <text:p text:style-name="P2">Faux car on <text:s/>a accès aux attributs privés grâce au super()</text:p>
      <text:p text:style-name="P2">7/</text:p>
      <text:p text:style-name="P2">Correct !</text:p>
      <text:p text:style-name="P2">8/</text:p>
      <text:p text:style-name="P2">Faux car le constructeur est privé</text:p>
      <text:p text:style-name="P2"/>
      <text:p text:style-name="P1">Exercice 5 :</text:p>
      <text:p text:style-name="P1"><text:span text:style-name="T1"/></text:p>
      <text:list xml:id="list5835261146769899622" text:style-name="L1">
        <text:list-item>
          <text:p text:style-name="P5"><text:span text:style-name="T1">A et A<text:tab/><text:tab/>A et A</text:span></text:p>
        </text:list-item>
        <text:list-item>
          <text:p text:style-name="P5"><text:span text:style-name="T1">A et B<text:tab/><text:tab/>A et A</text:span></text:p>
        </text:list-item>
        <text:list-item>
          <text:p text:style-name="P5"><text:span text:style-name="T1">B et A<text:tab/><text:tab/>B et A</text:span></text:p>
        </text:list-item>
        <text:list-item>
          <text:p text:style-name="P5"><text:soft-page-break/><text:span text:style-name="T1">B et B<text:tab/><text:tab/>B et A</text:span></text:p>
        </text:list-item>
        <text:list-item>
          <text:p text:style-name="P5"><text:span text:style-name="T1">B et B<text:tab/><text:tab/>B et B</text:span></text:p>
        </text:list-item>
        <text:list-item>
          <text:p text:style-name="P5"><text:span text:style-name="T1">B et B<text:tab/><text:tab/>B et A</text:span></text:p>
        </text:list-item>
      </text:list>
      <text:p text:style-name="P1"><text:span text:style-name="T1"/></text:p>
      <text:p text:style-name="P1">Exercice 5 :</text:p>
      <text:p text:style-name="P1"><text:span text:style-name="T1"/></text:p>
      <text:p text:style-name="P1"><text:span text:style-name="T1">1/</text:span></text:p>
      <text:p text:style-name="P1"><text:span text:style-name="T1">Faux on ne peut pas restreindre un champ (passer de public à private)</text:span></text:p>
      <text:p text:style-name="P1"><text:span text:style-name="T1">2/</text:span></text:p>
      <text:p text:style-name="P1"><text:span text:style-name="T1">Faux quand on fait une redéfinition on ne peut changer le type de renvoi.</text:span></text:p>
      <text:p text:style-name="P1"><text:span text:style-name="T1">3/</text:span></text:p>
      <text:p text:style-name="P1"><text:span text:style-name="T1">Correct !</text:span></text:p>
      <text:p text:style-name="P1"><text:span text:style-name="T1">4/</text:span></text:p>
      <text:p text:style-name="P1"><text:span text:style-name="T1">Faux car le deuxième f ne peut être appelé sur un objet de type A</text:span></text:p>
      <text:p text:style-name="P1"><text:span text:style-name="T1">5/</text:span></text:p>
      <text:p text:style-name="P1"><text:span text:style-name="T1">Faux quand on fait une redéfinition on ne peut changer le type de renvoi.</text:span></text:p>
      <text:p text:style-name="P1"><text:span text:style-name="T1">6/</text:span></text:p>
      <text:p text:style-name="P1"><text:span text:style-name="T1">Faux A redéfinit la méthode toString et ne renvoie pas de String (toString renvoie un String dans la classe Object dont A hérite). </text:span></text:p>
      <text:p text:style-name="P1"><text:span text:style-name="T1"/></text:p>
      <text:p text:style-name="P1">Exercice 6 :</text:p>
      <text:p text:style-name="P1"><text:span text:style-name="T1"/></text:p>
      <text:list xml:id="list3301249215891675453" text:style-name="L2">
        <text:list-item>
          <text:p text:style-name="P6"><text:span text:style-name="T1">2<text:tab/>2</text:span></text:p>
        </text:list-item>
        <text:list-item>
          <text:p text:style-name="P6"><text:span text:style-name="T1">-2<text:tab/>-2</text:span></text:p>
        </text:list-item>
        <text:list-item>
          <text:p text:style-name="P6"><text:span text:style-name="T1">B<text:tab/>B</text:span></text:p>
        </text:list-item>
        <text:list-item>
          <text:p text:style-name="P6"><text:span text:style-name="T1">B<text:tab/>B</text:span></text:p>
        </text:list-item>
        <text:list-item>
          <text:p text:style-name="P6"><text:span text:style-name="T1">2<text:tab/>0 (choix static)</text:span></text:p>
        </text:list-item>
        <text:list-item>
          <text:p text:style-name="P6"><text:span text:style-name="T1">2<text:tab/>-2 (choix dynamique)</text:span></text:p>
        </text:list-item>
        <text:list-item>
          <text:p text:style-name="P6"><text:span text:style-name="T1">A<text:tab/>A (choix static)</text:span></text:p>
        </text:list-item>
        <text:list-item>
          <text:p text:style-name="P6"><text:span text:style-name="T1">A<text:tab/>B (choix dynamique)<text:line-break/></text:span></text:p>
        </text:list-item>
      </text:list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e Gallais-Jimenez</meta:initial-creator>
    <meta:creation-date>2014-10-21T08:32:48.47</meta:creation-date>
    <dc:date>2014-10-21T10:30:06.32</dc:date>
    <dc:creator>Maxime Gallais-Jimenez</dc:creator>
    <meta:editing-duration>PT1H29M57S</meta:editing-duration>
    <meta:editing-cycles>15</meta:editing-cycles>
    <meta:generator>OpenOffice/4.1.1$Win32 OpenOffice.org_project/411m6$Build-9775</meta:generator>
    <meta:document-statistic meta:table-count="0" meta:image-count="0" meta:object-count="0" meta:page-count="2" meta:paragraph-count="65" meta:word-count="297" meta:character-count="1345"/>
  </office:meta>
</office:document-meta>
</file>